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family-generic="swis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8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.318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.635cm" fo:margin-right="0cm" fo:margin-top="0cm" fo:margin-bottom="0cm" fo:text-indent="-0.635cm" style:text-autospace="none"/>
    </style:style>
    <style:style style:name="P10" style:family="paragraph">
      <loext:graphic-properties draw:fill="none" draw:fill-color="#ffffff"/>
      <style:paragraph-properties fo:margin-left="0.635cm" fo:margin-right="0cm" fo:margin-top="0cm" fo:margin-bottom="0cm" fo:text-align="start" fo:text-indent="-0.635cm" style:text-autospace="none"/>
      <style:text-properties fo:color="#000000" style:font-name="Segoe UI1" fo:font-size="8.5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99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3" style:family="text">
      <style:text-properties fo:color="#000099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ffffff" style:font-name="Segoe UI3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000000" style:font-name="Segoe UI3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ffffff" style:text-position="super 58%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" style:family="text">
      <style:text-properties fo:color="#99ccff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ffffff" style:font-name="Segoe UI1" fo:font-size="16pt" fo:text-shadow="1pt 1pt" style:font-name-asian="Segoe UI1" style:font-size-asian="16pt" style:font-name-complex="Segoe UI1" style:font-size-complex="16pt"/>
    </style:style>
    <style:style style:name="T9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99ccff" style:font-name="Segoe UI3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99ccff" style:font-name="Segoe UI1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ffffff" style:font-name="Segoe UI1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style:style style:name="T13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4" style:family="text">
      <style:text-properties fo:color="#99cc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5" style:family="text">
      <style:text-properties fo:color="#99cc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6" style:family="text">
      <style:text-properties fo:color="#ffffff" style:font-name="Segoe UI3" fo:font-size="32pt" fo:text-shadow="1pt 1pt" fo:font-weight="normal" style:font-name-asian="Segoe UI1" style:font-size-asian="32pt" style:font-weight-asian="bold" style:font-name-complex="Segoe UI1" style:font-size-complex="32pt" style:font-weight-complex="bold"/>
    </style:style>
    <style:style style:name="T17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168cm" svg:height="6.35cm" svg:x="1.502cm" svg:y="1.016cm">
          <draw:text-box>
            <text:p text:style-name="P1"><text:span text:style-name="T1">Psalm 95</text:span></text:p>
            <text:p text:style-name="P2"><text:span text:style-name="T2">1</text:span><text:span text:style-name="T3">Oh come, let us sing to the LORD;</text:span></text:p>
            <text:p text:style-name="P2"><text:span text:style-name="T4"><text:s text:c="4"/></text:span><text:span text:style-name="T5">let us make a joyful noise to the rock of </text:span></text:p>
            <text:p text:style-name="P3"><text:span text:style-name="T5"><text:s text:c="3"/></text:span><text:span text:style-name="T5">our salvati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908cm" svg:height="8.433cm" svg:x="1.016cm" svg:y="0.965cm">
          <draw:text-box>
            <text:p text:style-name="P6"><text:span text:style-name="T6">2</text:span><text:span text:style-name="T7">Let us come into his presence with thanksgiving;</text:span></text:p>
            <text:p text:style-name="P3"><text:span text:style-name="T4"><text:s text:c="7"/></text:span><text:span text:style-name="T4">let us make a joyful noise to him with songs </text:span></text:p>
            <text:p text:style-name="P3"><text:span text:style-name="T4"><text:s text:c="7"/></text:span><text:span text:style-name="T4">of praise!</text:span></text:p>
            <text:p text:style-name="P2"><text:span text:style-name="T8">3</text:span><text:span text:style-name="T9"> </text:span><text:span text:style-name="T10">For the L</text:span><text:span text:style-name="T11">ORD</text:span><text:span text:style-name="T10"> is a great God,</text:span></text:p>
            <text:p text:style-name="P3"><text:span text:style-name="T4"><text:s text:c="7"/></text:span><text:span text:style-name="T4">and a great King above all go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5.908cm" svg:height="7.366cm" svg:x="1.016cm" svg:y="0.762cm">
          <draw:text-box>
            <text:p text:style-name="P6"><text:span text:style-name="T12">4</text:span><text:span text:style-name="T13"> </text:span><text:span text:style-name="T14">In his hand are the depths of the earth;</text:span><text:span text:style-name="T15"> </text:span></text:p>
            <text:p text:style-name="P3"><text:span text:style-name="T4"><text:s text:c="7"/></text:span><text:span text:style-name="T4">the heights of the mountains are his also.</text:span></text:p>
            <text:p text:style-name="P2"><text:span text:style-name="T8">5</text:span><text:span text:style-name="T9"> </text:span><text:span text:style-name="T10">The sea is his, for he made it,</text:span></text:p>
            <text:p text:style-name="P3"><text:span text:style-name="T4"><text:s text:c="7"/></text:span><text:span text:style-name="T4">and his hands formed the dry l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908cm" svg:height="9.269cm" svg:x="1.27cm" svg:y="0.965cm">
          <draw:text-box>
            <text:p text:style-name="P6"><text:span text:style-name="T12">6</text:span><text:span text:style-name="T13"> </text:span><text:span text:style-name="T14">Oh come, let us worship and bow down;</text:span></text:p>
            <text:p text:style-name="P3"><text:span text:style-name="T4"><text:s text:c="7"/></text:span><text:span text:style-name="T4">let us kneel before the L</text:span><text:span text:style-name="T9">ORD</text:span><text:span text:style-name="T4">, our Maker!</text:span></text:p>
            <text:p text:style-name="P2"><text:span text:style-name="T8">7</text:span><text:span text:style-name="T9"> </text:span><text:span text:style-name="T10">For he is our God,</text:span></text:p>
            <text:p text:style-name="P3"><text:span text:style-name="T4"><text:s text:c="7"/></text:span><text:span text:style-name="T4">and we are the people of his pasture, and the </text:span></text:p>
            <text:p text:style-name="P3"><text:span text:style-name="T4"><text:s text:c="7"/></text:span><text:span text:style-name="T4">sheep of his hand.</text:span></text:p>
            <text:p text:style-name="P2"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10" draw:layer="layout" svg:width="25.908cm" svg:height="5.639cm" svg:x="1.27cm" svg:y="0.965cm">
          <draw:text-box>
            <text:p text:style-name="P9"><text:span text:style-name="T16">C: </text:span><text:span text:style-name="T17">Glory be to the Father and to the Son and to the <text:s text:c="2"/>Holy Ghost; as it was in the beginning, is now, <text:s/></text:span></text:p>
            <text:p text:style-name="P9"><text:span text:style-name="T17"><text:s text:c="4"/></text:span><text:span text:style-name="T17">and ever shall be, world without end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family-generic="swis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3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8:47:54.390000000</meta:creation-date>
    <dc:title>Hymn template</dc:title>
    <meta:editing-duration>PT13M17S</meta:editing-duration>
    <meta:editing-cycles>3</meta:editing-cycles>
    <meta:generator>LibreOffice/5.2.5.1$Windows_X86_64 LibreOffice_project/0312e1a284a7d50ca85a365c316c7abbf20a4d22</meta:generator>
    <meta:initial-creator>Arthur Hoch</meta:initial-creator>
    <dc:date>2017-03-16T20:34:49.628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1-22T18:47:46.387000000"/>
  </office:meta>
</office:document-meta>
</file>